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n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.44">
            <text:p>6,44</text:p>
          </table:table-cell>
          <table:table-cell office:value-type="float" office:value="2.82">
            <text:p>2,82</text:p>
          </table:table-cell>
          <table:table-cell table:formula="of:=[.B3]-[.C3]" office:value-type="float" office:value="3.62">
            <text:p>3,62</text:p>
          </table:table-cell>
          <table:table-cell table:formula="of:=[.D3]/[.$D$15]*100" office:value-type="float" office:value="1.23192104815382">
            <text:p>1,23</text:p>
          </table:table-cell>
          <table:table-cell table:formula="of:=[.D15]-[.D3]" office:value-type="float" office:value="290.23">
            <text:p>290,23</text:p>
          </table:table-cell>
          <table:table-cell table:formula="of:=[.F3]/[.$D$15]*100" office:value-type="float" office:value="98.7680789518462">
            <text:p>98,77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98.7680789518462">
            <text:p>98,77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.2">
            <text:p>24,2</text:p>
          </table:table-cell>
          <table:table-cell office:value-type="float" office:value="2.72">
            <text:p>2,72</text:p>
          </table:table-cell>
          <table:table-cell table:formula="of:=[.B4]-[.C4]" office:value-type="float" office:value="21.48">
            <text:p>21,48</text:p>
          </table:table-cell>
          <table:table-cell table:formula="of:=[.D4]/[.$D$15]*100" office:value-type="float" office:value="7.30985196528841">
            <text:p>7,31</text:p>
          </table:table-cell>
          <table:table-cell table:formula="of:=[.F3]-[.D4]" office:value-type="float" office:value="268.75">
            <text:p>268,75</text:p>
          </table:table-cell>
          <table:table-cell table:formula="of:=[.F4]/[.$D$15]*100" office:value-type="float" office:value="91.4582269865578">
            <text:p>91,46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1.4582269865578">
            <text:p>91,46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.2">
            <text:p>28,2</text:p>
          </table:table-cell>
          <table:table-cell office:value-type="float" office:value="2.9">
            <text:p>2,9</text:p>
          </table:table-cell>
          <table:table-cell table:formula="of:=[.B5]-[.C5]" office:value-type="float" office:value="25.3">
            <text:p>25,3</text:p>
          </table:table-cell>
          <table:table-cell table:formula="of:=[.D5]/[.$D$15]*100" office:value-type="float" office:value="8.60983494980432">
            <text:p>8,61</text:p>
          </table:table-cell>
          <table:table-cell table:formula="of:=[.F4]-[.D5]" office:value-type="float" office:value="243.45">
            <text:p>243,45</text:p>
          </table:table-cell>
          <table:table-cell table:formula="of:=[.F5]/[.$D$15]*100" office:value-type="float" office:value="82.8483920367534">
            <text:p>82,85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82.8483920367534">
            <text:p>82,85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3.8">
            <text:p>53,8</text:p>
          </table:table-cell>
          <table:table-cell office:value-type="float" office:value="2.79">
            <text:p>2,79</text:p>
          </table:table-cell>
          <table:table-cell table:formula="of:=[.B6]-[.C6]" office:value-type="float" office:value="51.01">
            <text:p>51,01</text:p>
          </table:table-cell>
          <table:table-cell table:formula="of:=[.D6]/[.$D$15]*100" office:value-type="float" office:value="17.3591968691509">
            <text:p>17,36</text:p>
          </table:table-cell>
          <table:table-cell table:formula="of:=[.F5]-[.D6]" office:value-type="float" office:value="192.44">
            <text:p>192,44</text:p>
          </table:table-cell>
          <table:table-cell table:formula="of:=[.F6]/[.$D$15]*100" office:value-type="float" office:value="65.4891951676025">
            <text:p>65,49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65.4891951676025">
            <text:p>65,49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.4">
            <text:p>28,4</text:p>
          </table:table-cell>
          <table:table-cell office:value-type="float" office:value="2.69">
            <text:p>2,69</text:p>
          </table:table-cell>
          <table:table-cell table:formula="of:=[.B7]-[.C7]" office:value-type="float" office:value="25.71">
            <text:p>25,71</text:p>
          </table:table-cell>
          <table:table-cell table:formula="of:=[.D7]/[.$D$15]*100" office:value-type="float" office:value="8.74936191934661">
            <text:p>8,75</text:p>
          </table:table-cell>
          <table:table-cell table:formula="of:=[.F6]-[.D7]" office:value-type="float" office:value="166.73">
            <text:p>166,73</text:p>
          </table:table-cell>
          <table:table-cell table:formula="of:=[.F7]/[.$D$15]*100" office:value-type="float" office:value="56.7398332482559">
            <text:p>56,74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56.7398332482559">
            <text:p>56,74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2.6">
            <text:p>32,6</text:p>
          </table:table-cell>
          <table:table-cell office:value-type="float" office:value="2.72">
            <text:p>2,72</text:p>
          </table:table-cell>
          <table:table-cell table:formula="of:=[.B8]-[.C8]" office:value-type="float" office:value="29.88">
            <text:p>29,88</text:p>
          </table:table-cell>
          <table:table-cell table:formula="of:=[.D8]/[.$D$15]*100" office:value-type="float" office:value="10.1684532924962">
            <text:p>10,17</text:p>
          </table:table-cell>
          <table:table-cell table:formula="of:=[.F7]-[.D8]" office:value-type="float" office:value="136.85">
            <text:p>136,85</text:p>
          </table:table-cell>
          <table:table-cell table:formula="of:=[.F8]/[.$D$15]*100" office:value-type="float" office:value="46.5713799557597">
            <text:p>46,57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46.5713799557597">
            <text:p>46,57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2.4">
            <text:p>22,4</text:p>
          </table:table-cell>
          <table:table-cell office:value-type="float" office:value="2.64">
            <text:p>2,64</text:p>
          </table:table-cell>
          <table:table-cell table:formula="of:=[.B9]-[.C9]" office:value-type="float" office:value="19.76">
            <text:p>19,76</text:p>
          </table:table-cell>
          <table:table-cell table:formula="of:=[.D9]/[.$D$15]*100" office:value-type="float" office:value="6.72451931257444">
            <text:p>6,72</text:p>
          </table:table-cell>
          <table:table-cell table:formula="of:=[.F8]-[.D9]" office:value-type="float" office:value="117.09">
            <text:p>117,09</text:p>
          </table:table-cell>
          <table:table-cell table:formula="of:=[.F9]/[.$D$15]*100" office:value-type="float" office:value="39.8468606431853">
            <text:p>39,85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39.8468606431853">
            <text:p>39,85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2.8">
            <text:p>42,8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39.92">
            <text:p>39,92</text:p>
          </table:table-cell>
          <table:table-cell table:formula="of:=[.D10]/[.$D$15]*100" office:value-type="float" office:value="13.5851624978731">
            <text:p>13,59</text:p>
          </table:table-cell>
          <table:table-cell table:formula="of:=[.F9]-[.D10]" office:value-type="float" office:value="77.17">
            <text:p>77,17</text:p>
          </table:table-cell>
          <table:table-cell table:formula="of:=[.F10]/[.$D$15]*100" office:value-type="float" office:value="26.2616981453122">
            <text:p>26,26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26.2616981453122">
            <text:p>26,2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.7">
            <text:p>30,7</text:p>
          </table:table-cell>
          <table:table-cell office:value-type="float" office:value="2.7">
            <text:p>2,7</text:p>
          </table:table-cell>
          <table:table-cell table:formula="of:=[.B11]-[.C11]" office:value-type="float" office:value="28">
            <text:p>28</text:p>
          </table:table-cell>
          <table:table-cell table:formula="of:=[.D11]/[.$D$15]*100" office:value-type="float" office:value="9.52867109069253">
            <text:p>9,53</text:p>
          </table:table-cell>
          <table:table-cell table:formula="of:=[.F10]-[.D11]" office:value-type="float" office:value="49.17">
            <text:p>49,17</text:p>
          </table:table-cell>
          <table:table-cell table:formula="of:=[.F11]/[.$D$15]*100" office:value-type="float" office:value="16.7330270546197">
            <text:p>16,73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16.7330270546197">
            <text:p>16,7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4">
            <text:p>9,4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6.65">
            <text:p>6,65</text:p>
          </table:table-cell>
          <table:table-cell table:formula="of:=[.D12]/[.$D$15]*100" office:value-type="float" office:value="2.26305938403948">
            <text:p>2,26</text:p>
          </table:table-cell>
          <table:table-cell table:formula="of:=[.F11]-[.D12]" office:value-type="float" office:value="42.52">
            <text:p>42,52</text:p>
          </table:table-cell>
          <table:table-cell table:formula="of:=[.F12]/[.$D$15]*100" office:value-type="float" office:value="14.4699676705802">
            <text:p>14,47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14.4699676705802">
            <text:p>14,4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.5">
            <text:p>15,5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12.77">
            <text:p>12,77</text:p>
          </table:table-cell>
          <table:table-cell table:formula="of:=[.D13]/[.$D$15]*100" office:value-type="float" office:value="4.34575463671942">
            <text:p>4,35</text:p>
          </table:table-cell>
          <table:table-cell table:formula="of:=[.F12]-[.D13]" office:value-type="float" office:value="29.75">
            <text:p>29,75</text:p>
          </table:table-cell>
          <table:table-cell table:formula="of:=[.F13]/[.$D$15]*100" office:value-type="float" office:value="10.1242130338608">
            <text:p>10,12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10.1242130338608">
            <text:p>10,12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32.5">
            <text:p>32,5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29.75">
            <text:p>29,75</text:p>
          </table:table-cell>
          <table:table-cell table:formula="of:=[.D14]/[.$D$15]*100" office:value-type="float" office:value="10.1242130338608">
            <text:p>10,12</text:p>
          </table:table-cell>
          <table:table-cell table:formula="of:=[.F13]-[.D14]" office:value-type="float" office:value="0">
            <text:p>0</text:p>
          </table:table-cell>
          <table:table-cell table:formula="of:=[.F14]/[.$D$15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3.85">
            <text:p>293,85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Iokal Granulats 0-800 AB.CON (Grecia) comp274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8.7680789518462">
            <text:p>98,77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1.4582269865578">
            <text:p>91,46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2.8483920367534">
            <text:p>82,85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65.4891951676025">
            <text:p>65,49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6.7398332482559">
            <text:p>56,74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46.5713799557597">
            <text:p>46,57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9.8468606431853">
            <text:p>39,85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26.2616981453122">
            <text:p>26,2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.7330270546197">
            <text:p>16,73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14.4699676705802">
            <text:p>14,47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.1242130338608">
            <text:p>10,1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33" table:end-x="1.449cm" table:end-y="0.28cm" draw:z-index="0" draw:style-name="gr1" draw:text-style-name="P1" svg:width="14.674cm" svg:height="7.801cm" svg:x="0cm" svg:y="0.15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7/11/2014</text:date>, <text:time>15.23.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53S</meta:editing-duration>
    <meta:editing-cycles>7</meta:editing-cycles>
    <meta:generator>OpenOffice/4.0.1$Win32 OpenOffice.org_project/401m5$Build-9714</meta:generator>
    <dc:date>2014-11-17T15:23:55.53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75cm" svg:height="7.802cm" xlink:href="." xlink:type="simple" chart:class="chart:scatter" chart:style-name="ch1">
        <chart:plot-area chart:style-name="ch2" chart:data-source-has-labels="both" svg:x="1.331cm" svg:y="0.759cm" svg:width="12.758cm" svg:height="5.879cm">
          <chartooo:coordinate-region svg:x="2.138cm" svg:y="0.971cm" svg:width="11.579cm" svg:height="4.994cm"/>
          <chart:axis chart:dimension="x" chart:name="primary-x" chart:style-name="ch3" chartooo:axis-type="auto">
            <chart:title svg:x="6.594cm" svg:y="6.795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4.747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98.7680789518462">
                <text:p>98.76807895184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1.4582269865578">
                <text:p>91.4582269865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2.8483920367534">
                <text:p>82.8483920367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65.4891951676025">
                <text:p>65.489195167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6.7398332482559">
                <text:p>56.7398332482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6.5713799557597">
                <text:p>46.5713799557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39.8468606431853">
                <text:p>39.8468606431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6.2616981453122">
                <text:p>26.2616981453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6.7330270546197">
                <text:p>16.7330270546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.4699676705802">
                <text:p>14.4699676705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0.1242130338608">
                <text:p>10.1242130338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8.642cm" svg:y="8cm" chart:style-name="ch5">
              <text:p>Diametro (micron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98.7680789518462">
                <text:p>98.7680789518462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1.4582269865578">
                <text:p>91.4582269865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2.8483920367534">
                <text:p>82.8483920367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65.4891951676025">
                <text:p>65.489195167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56.7398332482559">
                <text:p>56.7398332482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6.5713799557597">
                <text:p>46.5713799557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39.8468606431853">
                <text:p>39.8468606431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6.2616981453122">
                <text:p>26.2616981453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6.7330270546197">
                <text:p>16.7330270546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.4699676705802">
                <text:p>14.4699676705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0.1242130338608">
                <text:p>10.1242130338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